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3cm" svg:height="1.5cm" svg:x="2cm" svg:y="3.5cm">
          <text:p text:style-name="P1">INTERFAZ DE MODEL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.5cm" svg:x="2cm" svg:y="5cm">
          <text:p text:style-name="P1">MODEL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.5cm" svg:x="2cm" svg:y="6.5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.5cm" svg:x="2cm" svg:y="2cm">
          <text:p text:style-name="P1">GUI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aquin </meta:initial-creator>
    <meta:creation-date>2011-07-14T12:21:32</meta:creation-date>
    <dc:date>2012-02-29T02:36:12</dc:date>
    <dc:creator>Joaquin </dc:creator>
    <meta:editing-duration>PT00H53M34S</meta:editing-duration>
    <meta:editing-cycles>2</meta:editing-cycles>
    <meta:generator>OpenOffice.org/3.2$Linux OpenOffice.org_project/320m12$Build-9483</meta:generator>
    <meta:document-statistic meta:object-count="4"/>
  </office:meta>
</office:document-meta>
</file>